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52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 officeooo:paragraph-rsid="0005f0f6"/>
    </style:style>
    <style:style style:name="P2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3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0ae8c5" style:font-size-asian="10pt" style:font-size-complex="10pt"/>
    </style:style>
    <style:style style:name="P4" style:family="paragraph" style:parent-style-name="Textformatvorlage"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5" style:family="paragraph" style:parent-style-name="Textformatvorlage"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" style:family="paragraph" style:parent-style-name="Textformatvorlage">
      <style:text-properties style:font-name="DejaVu Sans" fo:font-size="10pt" officeooo:paragraph-rsid="001c6311" style:font-size-asian="10pt" style:font-size-complex="10pt"/>
    </style:style>
    <style:style style:name="P7" style:family="paragraph" style:parent-style-name="Textformatvorlage">
      <style:text-properties style:font-name="DejaVu Sans" fo:font-size="10pt" officeooo:paragraph-rsid="001b076f" style:font-size-asian="10pt" style:font-size-complex="10pt"/>
    </style:style>
    <style:style style:name="P8" style:family="paragraph" style:parent-style-name="Textformatvorlage">
      <style:text-properties style:font-name="DejaVu Sans" fo:font-size="10pt" officeooo:paragraph-rsid="000ae8c5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093eb0" officeooo:paragraph-rsid="002082ae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15c1ae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2082ae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b700f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fdc4d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118b7a" officeooo:paragraph-rsid="00118b7a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0000" style:font-name="DejaVu Sans" fo:font-size="10pt" officeooo:paragraph-rsid="000b700f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b700f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15c1ae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officeooo:paragraph-rsid="000b700f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c04000" style:font-name="DejaVu Sans" fo:font-size="10pt" fo:font-style="normal" fo:font-weight="normal" officeooo:paragraph-rsid="0015c1ae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18b7a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75b4c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18b7a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93eb0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8000" style:font-name="DejaVu Sans" fo:font-size="10pt" fo:font-style="normal" fo:font-weight="normal" officeooo:rsid="00093867" officeooo:paragraph-rsid="000b700f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118b7a" officeooo:paragraph-rsid="0015c1ae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/>
      <style:text-properties fo:font-variant="normal" fo:text-transform="none" fo:color="#008000" style:font-name="DejaVu Sans" fo:font-size="10pt" fo:font-style="normal" fo:font-weight="normal" officeooo:rsid="0018b374" officeooo:paragraph-rsid="002519fc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867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rsid="001b076f" officeooo:paragraph-rsid="001b076f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1b076f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fdc4d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80" style:font-name="DejaVu Sans" fo:font-size="10pt" fo:font-style="normal" fo:font-weight="normal" officeooo:paragraph-rsid="00093eb0" style:font-size-asian="10pt" style:font-size-complex="10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80" style:font-name="DejaVu Sans" fo:font-size="10pt" fo:font-style="normal" fo:font-weight="normal" officeooo:paragraph-rsid="000aa486" style:font-size-asian="10pt" style:font-size-complex="10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style:font-name="DejaVu Sans" fo:font-size="10pt" officeooo:paragraph-rsid="0015c1ae" style:font-size-asian="10pt" style:font-size-complex="10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 fo:padding="0cm" fo:border="non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55" style:family="paragraph" style:parent-style-name="Text_20_body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6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093eb0" officeooo:paragraph-rsid="00175b4c" style:font-size-asian="10pt" style:font-size-complex="10pt"/>
    </style:style>
    <style:style style:name="P58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59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175b4c" officeooo:paragraph-rsid="001844ba" style:font-size-asian="10pt" style:font-size-complex="10pt"/>
    </style:style>
    <style:style style:name="P61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08bcdb" style:font-size-asian="10pt" style:font-size-complex="10pt"/>
    </style:style>
    <style:style style:name="P63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64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eb0" officeooo:paragraph-rsid="00118b7a" style:font-size-asian="10pt" style:font-size-complex="10pt"/>
    </style:style>
    <style:style style:name="P65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6" style:family="paragraph" style:parent-style-name="Text_20_body" style:master-page-name="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7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68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9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e8c5" style:font-size-asian="10pt" style:font-size-complex="10pt"/>
    </style:style>
    <style:style style:name="P70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1a8546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>
        <style:tab-stops>
          <style:tab-stop style:position="5.768cm" style:type="right"/>
        </style:tab-stops>
      </style:paragraph-properties>
      <style:text-properties fo:font-variant="normal" fo:text-transform="none" style:font-name="DejaVu Sans" fo:font-size="6pt" fo:font-style="normal" fo:font-weight="normal" officeooo:paragraph-rsid="000e06b7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c6311" officeooo:paragraph-rsid="001c6311" style:font-size-asian="6pt" style:font-size-complex="6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0e06b7" officeooo:paragraph-rsid="000fdc4d" style:font-size-asian="6pt" style:font-size-complex="6pt"/>
    </style:style>
    <style:style style:name="P7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5f0f6" style:font-size-asian="10pt" style:font-size-complex="10pt"/>
    </style:style>
    <style:style style:name="P7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93867" style:font-size-asian="10pt" style:font-size-complex="10pt"/>
    </style:style>
    <style:style style:name="P76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5f0f6" style:font-size-asian="10pt" style:font-size-complex="10pt"/>
    </style:style>
    <style:style style:name="P77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082ae" officeooo:paragraph-rsid="002082ae" style:font-size-asian="10pt" style:font-size-complex="10pt"/>
    </style:style>
    <style:style style:name="P78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4b1d" style:font-size-asian="10pt" style:font-size-complex="10pt"/>
    </style:style>
    <style:style style:name="P79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093867" style:font-size-asian="10pt" style:font-size-complex="10pt"/>
    </style:style>
    <style:style style:name="P80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0451" style:font-size-asian="10pt" style:font-size-complex="10pt"/>
    </style:style>
    <style:style style:name="P81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82" style:family="paragraph" style:parent-style-name="Text_20_body">
      <style:paragraph-properties fo:margin-top="0cm" fo:margin-bottom="0cm" style:contextual-spacing="false" style:line-height-at-least="0.37cm" fo:text-align="start" style:justify-single-word="false"/>
      <style:text-properties fo:font-variant="normal" fo:text-transform="none" style:font-name="DejaVu Sans" fo:font-size="10pt" fo:font-style="normal" fo:font-weight="normal" officeooo:paragraph-rsid="000ca295" style:font-size-asian="10pt" style:font-size-complex="10pt"/>
    </style:style>
    <style:style style:name="P83" style:family="paragraph" style:parent-style-name="Text_20_body">
      <style:paragraph-properties fo:margin-top="0cm" fo:margin-bottom="0cm" style:contextual-spacing="false" style:line-height-at-least="0.714cm" fo:text-align="start" style:justify-single-word="false"/>
      <style:text-properties fo:font-variant="normal" fo:text-transform="none" style:font-name="Arial" fo:font-size="18pt" fo:font-style="normal" fo:font-weight="bold" officeooo:rsid="000e06b7" officeooo:paragraph-rsid="0005f0f6"/>
    </style:style>
    <style:style style:name="P84" style:family="paragraph" style:parent-style-name="Text_20_body" style:master-page-name="">
      <style:paragraph-properties fo:margin-top="0cm" fo:margin-bottom="0cm" style:contextual-spacing="false" style:line-height-at-least="0.397cm" fo:text-align="start" style:justify-single-word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5" style:family="paragraph" style:parent-style-name="Table_20_Contents">
      <style:paragraph-properties fo:margin-left="0cm" fo:margin-right="-1.455cm" fo:margin-top="0cm" fo:margin-bottom="0cm" style:contextual-spacing="false" style:line-height-at-least="0.397cm" fo:text-indent="0cm" style:auto-text-indent="false" text:number-lines="false" text:line-number="0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86" style:family="paragraph" style:parent-style-name="Text_20_body">
      <style:paragraph-properties fo:margin-top="0.265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7" style:family="paragraph" style:parent-style-name="Text_20_body">
      <style:paragraph-properties fo:margin-top="0.238cm" fo:margin-bottom="0cm" style:contextual-spacing="false" style:line-height-at-least="0.39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8" style:family="paragraph" style:parent-style-name="Text_20_body">
      <style:paragraph-properties fo:margin-top="0.238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9" style:family="paragraph" style:parent-style-name="Text_20_body">
      <style:paragraph-properties fo:margin-top="0.07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/>
    </style:style>
    <style:style style:name="P90" style:family="paragraph" style:parent-style-name="Standard">
      <style:text-properties style:font-name="DejaVu Sans" fo:font-size="10pt" officeooo:paragraph-rsid="000ae8c5" style:font-size-asian="10pt" style:font-size-complex="10pt"/>
    </style:style>
    <style:style style:name="T1" style:family="text">
      <style:text-properties fo:color="#c04000"/>
    </style:style>
    <style:style style:name="T2" style:family="text">
      <style:text-properties fo:color="#c04000" officeooo:rsid="00093867"/>
    </style:style>
    <style:style style:name="T3" style:family="text">
      <style:text-properties fo:color="#c04000" officeooo:rsid="00093eb0"/>
    </style:style>
    <style:style style:name="T4" style:family="text">
      <style:text-properties fo:color="#c04000" fo:font-style="normal" fo:font-weight="normal"/>
    </style:style>
    <style:style style:name="T5" style:family="text">
      <style:text-properties fo:color="#c04000" fo:font-style="normal" fo:font-weight="normal" officeooo:rsid="000ae8c5"/>
    </style:style>
    <style:style style:name="T6" style:family="text">
      <style:text-properties fo:color="#c04000" fo:font-style="normal" fo:font-weight="normal" officeooo:rsid="001a8546"/>
    </style:style>
    <style:style style:name="T7" style:family="text">
      <style:text-properties fo:color="#c04000" officeooo:rsid="001b076f"/>
    </style:style>
    <style:style style:name="T8" style:family="text">
      <style:text-properties fo:color="#c04000" officeooo:rsid="001c6311"/>
    </style:style>
    <style:style style:name="T9" style:family="text">
      <style:text-properties fo:color="#c04000" style:font-name="DejaVu Sans" fo:font-size="10pt" officeooo:rsid="002082ae"/>
    </style:style>
    <style:style style:name="T10" style:family="text">
      <style:text-properties fo:color="#0000ff"/>
    </style:style>
    <style:style style:name="T11" style:family="text">
      <style:text-properties fo:color="#0000ff" officeooo:rsid="00093867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ff" officeooo:rsid="0008bcdb"/>
    </style:style>
    <style:style style:name="T14" style:family="text">
      <style:text-properties fo:color="#0000ff" style:font-name="DejaVu Sans"/>
    </style:style>
    <style:style style:name="T15" style:family="text">
      <style:text-properties fo:color="#0000ff" officeooo:rsid="001a8546"/>
    </style:style>
    <style:style style:name="T16" style:family="text">
      <style:text-properties fo:color="#0000ff" officeooo:rsid="00093eb0"/>
    </style:style>
    <style:style style:name="T17" style:family="text">
      <style:text-properties fo:color="#0000ff" officeooo:rsid="00118b7a"/>
    </style:style>
    <style:style style:name="T18" style:family="text">
      <style:text-properties fo:color="#0000ff" officeooo:rsid="000855fd"/>
    </style:style>
    <style:style style:name="T19" style:family="text">
      <style:text-properties fo:color="#008000"/>
    </style:style>
    <style:style style:name="T20" style:family="text">
      <style:text-properties fo:color="#008000" fo:font-style="normal" fo:font-weight="normal"/>
    </style:style>
    <style:style style:name="T21" style:family="text">
      <style:text-properties fo:color="#008000" fo:font-size="10pt" officeooo:rsid="00118b7a"/>
    </style:style>
    <style:style style:name="T22" style:family="text">
      <style:text-properties fo:color="#008000" fo:font-size="10pt" officeooo:rsid="0015c1ae"/>
    </style:style>
    <style:style style:name="T23" style:family="text">
      <style:text-properties fo:color="#008000" fo:font-size="10pt" officeooo:rsid="001c6311"/>
    </style:style>
    <style:style style:name="T24" style:family="text">
      <style:text-properties fo:color="#000080" fo:font-style="normal" fo:font-weight="normal"/>
    </style:style>
    <style:style style:name="T25" style:family="text">
      <style:text-properties officeooo:rsid="000855fd"/>
    </style:style>
    <style:style style:name="T26" style:family="text">
      <style:text-properties fo:color="#000000"/>
    </style:style>
    <style:style style:name="T27" style:family="text">
      <style:text-properties fo:color="#000000" officeooo:rsid="00093eb0"/>
    </style:style>
    <style:style style:name="T28" style:family="text">
      <style:text-properties fo:color="#000000" fo:font-style="normal" fo:font-weight="normal"/>
    </style:style>
    <style:style style:name="T29" style:family="text">
      <style:text-properties fo:color="#000000" fo:font-style="normal" fo:font-weight="normal" officeooo:rsid="001a8546"/>
    </style:style>
    <style:style style:name="T30" style:family="text">
      <style:text-properties fo:color="#000000" fo:font-style="normal" fo:font-weight="normal" officeooo:rsid="00270451"/>
    </style:style>
    <style:style style:name="T31" style:family="text">
      <style:text-properties fo:color="#000000" officeooo:rsid="001b076f"/>
    </style:style>
    <style:style style:name="T32" style:family="text">
      <style:text-properties fo:color="#000000" officeooo:rsid="001c6311"/>
    </style:style>
    <style:style style:name="T33" style:family="text">
      <style:text-properties fo:color="#000000" officeooo:rsid="002519fc"/>
    </style:style>
    <style:style style:name="T34" style:family="text">
      <style:text-properties fo:color="#000000" officeooo:rsid="002b5e19"/>
    </style:style>
    <style:style style:name="T35" style:family="text">
      <style:text-properties officeooo:rsid="0008bcdb"/>
    </style:style>
    <style:style style:name="T36" style:family="text">
      <style:text-properties fo:font-variant="normal" fo:text-transform="none" fo:color="#008000" fo:font-style="normal" fo:font-weight="normal"/>
    </style:style>
    <style:style style:name="T37" style:family="text">
      <style:text-properties fo:font-variant="normal" fo:text-transform="none" fo:color="#c04000" fo:font-style="normal" fo:font-weight="normal"/>
    </style:style>
    <style:style style:name="T38" style:family="text">
      <style:text-properties fo:font-variant="normal" fo:text-transform="none" fo:color="#000000" fo:font-style="normal" fo:font-weight="normal"/>
    </style:style>
    <style:style style:name="T39" style:family="text">
      <style:text-properties fo:font-variant="normal" fo:text-transform="none" fo:color="#000000" fo:font-style="normal" fo:font-weight="normal" officeooo:rsid="000ae8c5"/>
    </style:style>
    <style:style style:name="T40" style:family="text">
      <style:text-properties fo:font-variant="normal" fo:text-transform="none" fo:color="#000080" fo:font-style="normal" fo:font-weight="normal"/>
    </style:style>
    <style:style style:name="T41" style:family="text">
      <style:text-properties fo:font-variant="normal" fo:text-transform="none" fo:font-style="normal" fo:font-weight="normal"/>
    </style:style>
    <style:style style:name="T42" style:family="text">
      <style:text-properties officeooo:rsid="00093867"/>
    </style:style>
    <style:style style:name="T43" style:family="text">
      <style:text-properties officeooo:rsid="00093eb0"/>
    </style:style>
    <style:style style:name="T44" style:family="text">
      <style:text-properties officeooo:rsid="000aa486"/>
    </style:style>
    <style:style style:name="T45" style:family="text">
      <style:text-properties style:use-window-font-color="true"/>
    </style:style>
    <style:style style:name="T46" style:family="text">
      <style:text-properties officeooo:rsid="000ca295"/>
    </style:style>
    <style:style style:name="T47" style:family="text">
      <style:text-properties officeooo:rsid="000e06b7"/>
    </style:style>
    <style:style style:name="T48" style:family="text">
      <style:text-properties officeooo:rsid="00173351" style:font-size-asian="6pt" style:font-size-complex="6pt"/>
    </style:style>
    <style:style style:name="T49" style:family="text">
      <style:text-properties officeooo:rsid="000e06b7" style:font-size-asian="6pt" style:font-size-complex="6pt"/>
    </style:style>
    <style:style style:name="T50" style:family="text">
      <style:text-properties officeooo:rsid="001e45d2" style:font-size-asian="6pt" style:font-size-complex="6pt"/>
    </style:style>
    <style:style style:name="T51" style:family="text">
      <style:text-properties officeooo:rsid="00227ab4" style:font-size-asian="6pt" style:font-size-complex="6pt"/>
    </style:style>
    <style:style style:name="T52" style:family="text">
      <style:text-properties officeooo:rsid="002cd25b" style:font-size-asian="6pt" style:font-size-complex="6pt"/>
    </style:style>
    <style:style style:name="T53" style:family="text">
      <style:text-properties fo:font-style="normal" fo:font-weight="normal"/>
    </style:style>
    <style:style style:name="T54" style:family="text">
      <style:text-properties fo:font-style="normal" fo:font-weight="normal" officeooo:rsid="000b700f"/>
    </style:style>
    <style:style style:name="T55" style:family="text">
      <style:text-properties fo:font-size="10pt" officeooo:rsid="00118b7a"/>
    </style:style>
    <style:style style:name="T56" style:family="text">
      <style:text-properties officeooo:rsid="00118b7a"/>
    </style:style>
    <style:style style:name="T57" style:family="text">
      <style:text-properties officeooo:rsid="00130146"/>
    </style:style>
    <style:style style:name="T58" style:family="text">
      <style:text-properties officeooo:rsid="001844ba"/>
    </style:style>
    <style:style style:name="T59" style:family="text">
      <style:text-properties style:font-name="DejaVu Sans"/>
    </style:style>
    <style:style style:name="T60" style:family="text">
      <style:text-properties style:font-name="DejaVu Sans" fo:font-size="10pt" officeooo:rsid="002082ae"/>
    </style:style>
    <style:style style:name="T61" style:family="text">
      <style:text-properties officeooo:rsid="001a8546"/>
    </style:style>
    <style:style style:name="T62" style:family="text">
      <style:text-properties officeooo:rsid="001c6311"/>
    </style:style>
    <style:style style:name="T63" style:family="text">
      <style:text-properties officeooo:rsid="002082ae"/>
    </style:style>
    <style:style style:name="T64" style:family="text">
      <style:text-properties officeooo:rsid="002519fc"/>
    </style:style>
    <style:style style:name="T65" style:family="text">
      <style:text-properties officeooo:rsid="00270451"/>
    </style:style>
    <style:style style:name="T66" style:family="text">
      <style:text-properties style:text-position="super 58%" officeooo:rsid="001a8546"/>
    </style:style>
    <style:style style:name="T67" style:family="text">
      <style:text-properties style:text-position="0% 100%" officeooo:rsid="001a8546"/>
    </style:style>
    <style:style style:name="T68" style:family="text">
      <style:text-properties officeooo:rsid="00280803"/>
    </style:style>
    <style:style style:name="T69" style:family="text">
      <style:text-properties officeooo:rsid="00298627"/>
    </style:style>
    <style:style style:name="T70" style:family="text">
      <style:text-properties officeooo:rsid="002aefca"/>
    </style:style>
    <style:style style:name="T71" style:family="text">
      <style:text-properties officeooo:rsid="002b5e19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2.408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2.011cm" fo:margin-bottom="0cm" style:wrap="righ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169cm" svg:y="0.065cm" svg:width="6.406cm" draw:z-index="4"><draw:text-box fo:min-height="5.477cm"><text:p text:style-name="P74">;; <text:span text:style-name="T42">comments</text:span></text:p><text:p text:style-name="P76">; text between ; and eol is skipped</text:p><text:p text:style-name="P75">#| this text is also skipped \#</text:p><text:p text:style-name="P75">#; skips next single s-expression</text:p><text:p text:style-name="P75"/><text:p text:style-name="P75">;; <text:span text:style-name="T64">e = expression, p = pair</text:span></text:p><text:p text:style-name="P79">;; i, j = iter var; a,b,x = vars</text:p><text:p text:style-name="P80">;; l = list, v = vector, </text:p><text:p text:style-name="P80">;; t = hash table, k = key</text:p><text:p text:style-name="P75"/><text:p text:style-name="P38">;;quoting</text:p><text:p text:style-name="P13">'e<text:tab/>(<text:span text:style-name="T10">quote </text:span>e)</text:p><text:p text:style-name="P20"><text:span text:style-name="T54">`</text:span><text:span text:style-name="T53">e</text:span><text:tab/><text:span text:style-name="T53">(</text:span><text:span text:style-name="T12">quasiquote </text:span><text:span text:style-name="T53">e)</text:span></text:p><text:p text:style-name="P21"><text:span text:style-name="T26">,e<text:tab/>(</text:span>unquote <text:span text:style-name="T26">e)</text:span></text:p><text:p text:style-name="P24"><text:span text:style-name="T28">,@e<text:tab/>(</text:span><text:span text:style-name="T53">unquote-splicing </text:span><text:span text:style-name="T28">e)<text:tab/></text:span></text:p></draw:text-box></draw:frame><draw:frame draw:style-name="fr2" draw:name="id_1_2_2" text:anchor-type="paragraph" svg:x="11.721cm" svg:y="0.46cm" svg:width="5.941cm" draw:z-index="0"><draw:text-box fo:min-height="2.312cm"><text:p text:style-name="P83">femtolisp</text:p><text:p text:style-name="P1">Programming Language</text:p><text:p text:style-name="P89">Quick Reference <text:span text:style-name="T46">Card</text:span></text:p><text:p text:style-name="P89"/><text:p text:style-name="P71"><text:span text:style-name="T48">(c) 2013 John Lynch modeled on <text:tab/></text:span><text:span text:style-name="T50">v0.</text:span><text:span text:style-name="T52">5</text:span><text:span text:style-name="T48"><text:line-break/></text:span><text:span text:style-name="T49">Aaron Lahman's 2011 Scheme card</text:span></text:p><text:p text:style-name="P73">You may freely modify and distribute this document</text:p><text:p text:style-name="P72"><text:span text:style-name="T47">M</text:span>an code.google.com/p/femtolisp/wiki/Manual</text:p><text:p text:style-name="P72">API code.google.com/p/femtolisp/wiki/APIReference</text:p></draw:text-box></draw:frame><draw:frame draw:style-name="fr3" draw:name="Frame1" text:anchor-type="paragraph" svg:x="7.195cm" svg:y="0.065cm" svg:width="4.117cm" draw:z-index="2"><draw:text-box fo:min-height="16.896cm"><text:p text:style-name="P33">;;characters</text:p><text:p text:style-name="P16">#\a <text:s/>#\1 <text:s/></text:p><text:p text:style-name="P50"><text:span text:style-name="T28">#\</text:span><text:span text:style-name="T4">newline <text:s/></text:span><text:span text:style-name="T28">#\</text:span><text:span text:style-name="T24">space</text:span></text:p><text:p text:style-name="P51"/><text:p text:style-name="P35">;;strings</text:p><text:p text:style-name="P52">"hello"</text:p><text:p text:style-name="P52"/><text:p text:style-name="P68">;;list/pair</text:p><text:p text:style-name="P69"><text:span text:style-name="T24">(012)</text:span><text:span text:style-name="T28"><text:tab/>()</text:span></text:p><text:p text:style-name="P48"><text:span text:style-name="T26">(</text:span><text:span text:style-name="T1">cons </text:span><text:span text:style-name="T26">h t)</text:span></text:p><text:p text:style-name="P70"><text:span text:style-name="T28">(</text:span><text:span text:style-name="T4">car </text:span><text:span text:style-name="T28">p) <text:s text:c="2"/></text:span><text:span text:style-name="T20">(</text:span><text:span text:style-name="T4">c</text:span><text:span text:style-name="T5">d</text:span><text:span text:style-name="T4">r </text:span><text:span text:style-name="T28">p) </text:span></text:p><text:p text:style-name="P70"><text:span text:style-name="T28">(</text:span><text:span text:style-name="T6">set-</text:span><text:span text:style-name="T4">car! </text:span><text:span text:style-name="T28">p i) <text:s/></text:span></text:p><text:p text:style-name="P70"><text:span text:style-name="T28">(</text:span><text:span text:style-name="T6">set-</text:span><text:span text:style-name="T4">c</text:span><text:span text:style-name="T6">dr</text:span><text:span text:style-name="T4">! </text:span><text:span text:style-name="T28">p i) </text:span></text:p><text:p text:style-name="P69"><text:span text:style-name="T28">(</text:span><text:span text:style-name="T4">list? </text:span><text:span text:style-name="T30">p</text:span><text:span text:style-name="T28">)</text:span></text:p><text:p text:style-name="P69"><text:span text:style-name="T28">(</text:span><text:span text:style-name="T4">length</text:span><text:span text:style-name="T28"> </text:span><text:span text:style-name="T29">p</text:span><text:span text:style-name="T28">)</text:span></text:p><text:p text:style-name="P48"><text:span text:style-name="T26">(</text:span><text:span text:style-name="T1">list </text:span><text:span text:style-name="T26">e...)</text:span></text:p><text:p text:style-name="P43"><text:span text:style-name="T26">(</text:span><text:span text:style-name="T1">append </text:span><text:span text:style-name="T45">l...)</text:span></text:p><text:p text:style-name="P48">(<text:span text:style-name="T1">reverse </text:span>l)</text:p><text:p text:style-name="P46">(<text:span text:style-name="T1">list-ref </text:span>l i)</text:p><text:p text:style-name="P90"/><text:p text:style-name="P68">;;vector</text:p><text:p text:style-name="P6"><text:span text:style-name="T41">#(</text:span><text:span text:style-name="T40">012</text:span><text:span text:style-name="T41">)</text:span><text:tab/> <text:s/><text:span text:style-name="T41">#() <text:s/></text:span></text:p><text:p text:style-name="P4">(<text:span text:style-name="T1">vector </text:span>e...)</text:p><text:p text:style-name="P4">(<text:span text:style-name="T1">vector.</text:span><text:span text:style-name="T8">alloc </text:span><text:span text:style-name="T62">n</text:span> <text:span text:style-name="T62">x</text:span>)</text:p><text:p text:style-name="P49"><text:span text:style-name="T26">(</text:span><text:span text:style-name="T7">aref </text:span><text:span text:style-name="T26">v)</text:span></text:p><text:p text:style-name="P49"><text:span text:style-name="T26">(</text:span><text:span text:style-name="T7">aset! </text:span><text:span text:style-name="T26">v </text:span><text:span text:style-name="T31">i </text:span><text:span text:style-name="T32">x</text:span><text:span text:style-name="T26">)</text:span></text:p><text:p text:style-name="P7"><text:span text:style-name="T38">(</text:span><text:span text:style-name="T37">vector-&gt;list </text:span><text:span text:style-name="T38">v)</text:span><text:span text:style-name="T26"><text:tab/></text:span></text:p><text:p text:style-name="P8"><text:span text:style-name="T39">(</text:span><text:span text:style-name="T37">list-&gt;vector </text:span><text:span text:style-name="T38">l)</text:span></text:p><text:p text:style-name="P3"/><text:p text:style-name="P5">;;<text:span text:style-name="T63">hash table</text:span></text:p><text:p text:style-name="P10"/><text:p text:style-name="P12"><text:bookmark-start text:name="__DdeLink__916_1756243429"/><text:span text:style-name="Teletype"><text:span text:style-name="T60">(</text:span></text:span><text:span text:style-name="Teletype"><text:span text:style-name="T9">table </text:span></text:span><text:span text:style-name="Teletype"><text:span text:style-name="T60">k x k x ...)</text:span></text:span><text:bookmark-end text:name="__DdeLink__916_1756243429"/></text:p><text:p text:style-name="P12"><text:span text:style-name="Teletype"><text:span text:style-name="T60">(</text:span></text:span><text:span text:style-name="Teletype"><text:span text:style-name="T9">put!</text:span></text:span><text:span text:style-name="Teletype"><text:span text:style-name="T60"> </text:span></text:span><text:bookmark-start text:name="__DdeLink__918_1756243429"/><text:span text:style-name="Teletype"><text:span text:style-name="T60">t k x)</text:span></text:span><text:bookmark-end text:name="__DdeLink__918_1756243429"/></text:p><text:p text:style-name="P12"><text:span text:style-name="Teletype"><text:span text:style-name="T60">(</text:span></text:span><text:span text:style-name="Teletype"><text:span text:style-name="T9">get</text:span></text:span><text:span text:style-name="Teletype"><text:span text:style-name="T60"> t k dval)</text:span></text:span></text:p><text:p text:style-name="P12"><text:span text:style-name="Teletype"><text:span text:style-name="T60">(</text:span></text:span><text:span text:style-name="Teletype"><text:span text:style-name="T9">has</text:span></text:span><text:span text:style-name="Teletype"><text:span text:style-name="T60"> t k)</text:span></text:span></text:p><text:p text:style-name="P12"><text:bookmark-start text:name="__DdeLink__924_1756243429"/><text:span text:style-name="Teletype"><text:span text:style-name="T60">(</text:span></text:span><text:span text:style-name="Teletype"><text:span text:style-name="T9">del!</text:span></text:span><text:span text:style-name="Teletype"><text:span text:style-name="T60"> t k)</text:span></text:span><text:bookmark-end text:name="__DdeLink__924_1756243429"/></text:p><text:p text:style-name="P12"><text:span text:style-name="Teletype"><text:span text:style-name="T60">(</text:span></text:span><text:span text:style-name="Teletype"><text:span text:style-name="T9">table.keys</text:span></text:span><text:span text:style-name="Teletype"><text:span text:style-name="T60"> t)</text:span></text:span></text:p><text:p text:style-name="P12"><text:span text:style-name="Teletype"><text:span text:style-name="T60">(</text:span></text:span><text:span text:style-name="Teletype"><text:span text:style-name="T9">table.pairs</text:span></text:span><text:span text:style-name="Teletype"><text:span text:style-name="T60"> t)</text:span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d_1_2_3" text:anchor-type="paragraph" svg:x="18.083cm" svg:y="0.108cm" svg:width="6.516cm" draw:z-index="3"><draw:text-box fo:min-height="13.892cm"><text:p text:style-name="P67">;named let:</text:p><text:p text:style-name="P58"><text:span text:style-name="T19">(</text:span><text:span text:style-name="T10">let </text:span><text:span text:style-name="T19">name ((v e)..) e..)</text:span></text:p><text:p text:style-name="P59"/><text:p text:style-name="P62"><text:span text:style-name="T35">(</text:span><text:span text:style-name="T13">yeild</text:span><text:span text:style-name="T35"> x) return a value in generator</text:span></text:p><text:p text:style-name="P63"><text:span text:style-name="T42">(</text:span><text:span text:style-name="T11">trycatch</text:span><text:span text:style-name="T42"> expr function)</text:span></text:p><text:p text:style-name="P63"><text:span text:style-name="T42">(</text:span><text:span text:style-name="T16">raise</text:span><text:span text:style-name="T42"> e)</text:span></text:p><text:p text:style-name="P63"><text:span text:style-name="T42">(</text:span><text:span text:style-name="T17">return</text:span><text:span text:style-name="T42"> e)</text:span></text:p><text:p text:style-name="P64"/><text:p text:style-name="P53"><text:span text:style-name="T36">;;control functions<text:tab/></text:span><text:span text:style-name="T38"> </text:span></text:p><text:p text:style-name="P26"><text:span text:style-name="T26">(</text:span><text:span text:style-name="T44">with-delimited</text:span>-continuation<text:span text:style-name="T44">s</text:span></text:p><text:p text:style-name="P2"><text:s text:c="2"/>proc)<text:tab/> </text:p><text:p text:style-name="P2">(<text:span text:style-name="T1">map </text:span>proc l...)<text:tab/> <text:tab/> <text:tab/></text:p><text:p text:style-name="P18">(<text:span text:style-name="T1">for-each </text:span>proc l...)</text:p><text:p text:style-name="P9"/><text:p text:style-name="P34">;;macros<text:tab/> </text:p><text:p text:style-name="P23"><text:span text:style-name="T26">(</text:span><text:span text:style-name="T34">s</text:span>et-syntax! <text:span text:style-name="T71">sym function</text:span><text:span text:style-name="T26">)</text:span></text:p><text:p text:style-name="P15"/><text:p text:style-name="P32">;patterns<text:tab/></text:p><text:p text:style-name="P17">x<text:tab/><text:span text:style-name="T19">;variable<text:tab/></text:span></text:p><text:p text:style-name="P14">x...<text:tab/><text:span text:style-name="T19">;repetition</text:span></text:p><text:p text:style-name="P11"><text:span text:style-name="T55">pat... <text:tab/></text:span><text:span text:style-name="T21">;repeated</text:span><text:span text:style-name="T22"> </text:span><text:span text:style-name="T21">pattern</text:span></text:p><text:p text:style-name="P39"/><text:p text:style-name="P11"><text:span text:style-name="T21">;; </text:span><text:span text:style-name="T23">other</text:span></text:p><text:p text:style-name="P11"><text:span text:style-name="Teletype">append!, assoc, assv, assq, member, memv, memq, every, any, list-tail, list-ref, list*, last-pair, lastcdr, length=, length&gt;, map!, mapcar, for-each, filter, count, foldr, foldl, reverse!, copy-list, copy-tree, map-int, iota, revappend, nreconc, delete-duplicates</text:span></text:p></draw:text-box></draw:frame></text:p>
      <text:p text:style-name="Standard"/>
      <text:p text:style-name="Standard"/>
      <text:p text:style-name="Standard"/>
      <text:p text:style-name="Standard"><draw:frame draw:style-name="fr1" draw:name="Frame4" text:anchor-type="paragraph" svg:x="11.569cm" svg:y="0.265cm" svg:width="6.269cm" draw:z-index="5"><draw:text-box fo:min-height="11.426cm"><text:p text:style-name="P84"><text:span text:style-name="T26">(</text:span><text:span text:style-name="T1">load</text:span><text:span text:style-name="T26"> </text:span>filename-string<text:span text:style-name="T26">)</text:span></text:p><text:p text:style-name="P77"><text:span text:style-name="T26">(</text:span><text:span text:style-name="T10">begin</text:span> <text:span text:style-name="T33">e...</text:span><text:span text:style-name="T64"> </text:span><text:span text:style-name="T26">) <text:s text:c="2"/></text:span><text:span text:style-name="T61"><text:tab/>;evaluate expr's</text:span></text:p><text:p text:style-name="P78"><text:span text:style-name="T26">(</text:span><text:span text:style-name="T15">prog1</text:span><text:span text:style-name="T26"> e... ) <text:tab/>;</text:span><text:span text:style-name="T61">sequential eval and <text:tab/><text:tab/><text:tab/> <text:s/>return 1</text:span><text:span text:style-name="T66">st</text:span><text:span text:style-name="T67"> eval </text:span></text:p><text:p text:style-name="P88">;; variables</text:p><text:p text:style-name="P40"><text:span text:style-name="T26">(</text:span><text:span text:style-name="T10">set!</text:span><text:span text:style-name="T26"> sym e)</text:span></text:p><text:p text:style-name="P82">(<text:span text:style-name="T10">define </text:span>var e...)</text:p><text:p text:style-name="P82">(<text:span text:style-name="T10">let </text:span>((var <text:bookmark-start text:name="__DdeLink__922_1756243429"/>e<text:bookmark-end text:name="__DdeLink__922_1756243429"/>)...) e...)</text:p><text:p text:style-name="P22"><text:span text:style-name="T26">(</text:span>let*<text:span text:style-name="T26"> ...)<text:tab/></text:span><text:span text:style-name="T19">;in sequence</text:span></text:p><text:p text:style-name="P85"><text:span text:style-name="T26">(</text:span>letrec<text:span text:style-name="T26"> ...)</text:span><text:tab/><text:span text:style-name="T19">;recursive procs</text:span></text:p><text:p text:style-name="P86">;; procedures</text:p><text:p text:style-name="P81">(<text:span text:style-name="T10">define </text:span>(proc args..) body..) </text:p><text:p text:style-name="P81">(<text:span text:style-name="T10">lambda </text:span>(args..) body..)</text:p><text:p text:style-name="P87">;; control flow</text:p><text:p text:style-name="P65">(<text:span text:style-name="T10">if </text:span>test true-expr</text:p><text:p text:style-name="P55"><text:s text:c="4"/>false-expr)</text:p><text:p text:style-name="P55">(<text:span text:style-name="T10">cond </text:span>(test body..).. <text:s/></text:p><text:p text:style-name="P55"><text:s text:c="10"/>(else body..))</text:p><text:p text:style-name="P61">(<text:span text:style-name="T10">case </text:span>e</text:p><text:p text:style-name="P55"><text:s text:c="4"/>((<text:span text:style-name="T68">x</text:span>..) body..).. </text:p><text:p text:style-name="P55"><text:s text:c="4"/>(else body..))</text:p><text:p text:style-name="P66">(<text:span text:style-name="T10">do </text:span>(<text:span text:style-name="T70">(x init update)..</text:span>) </text:p><text:p text:style-name="P56"><text:s text:c="6"/>(testexit body..)</text:p><text:p text:style-name="P55"><text:s text:c="6"/>body..)<text:span text:style-name="T69">)</text:span></text:p><text:p text:style-name="P60"><text:span text:style-name="Source_20_Text"><text:span text:style-name="Teletype"><text:span text:style-name="T58">(</text:span></text:span></text:span><text:span text:style-name="Source_20_Text"><text:span text:style-name="Teletype"><text:span text:style-name="T14">for</text:span></text:span></text:span><text:span text:style-name="Source_20_Text"><text:span text:style-name="Teletype"> </text:span></text:span><text:span text:style-name="Teletype"><text:span text:style-name="T65">h t</text:span></text:span><text:span text:style-name="Source_20_Text"><text:span text:style-name="Teletype"> (</text:span></text:span><text:span text:style-name="Teletype"><text:span text:style-name="T14">lambda</text:span></text:span><text:span text:style-name="Source_20_Text"><text:span text:style-name="Teletype"> (</text:span></text:span><text:span text:style-name="Source_20_Text"><text:span text:style-name="Teletype"><text:span text:style-name="T59">args</text:span></text:span></text:span><text:span text:style-name="Source_20_Text"><text:span text:style-name="Teletype">)</text:span></text:span><text:span text:style-name="Teletype"> </text:span><text:span text:style-name="Source_20_Text"><text:span text:style-name="Teletype"><text:span text:style-name="T59">body</text:span></text:span></text:span><text:span text:style-name="Source_20_Text"><text:span text:style-name="Teletype">))</text:span></text:span></text:p><text:p text:style-name="P60"><text:span text:style-name="Source_20_Text"><text:span text:style-name="Teletype">(</text:span></text:span><text:span text:style-name="Teletype"><text:span text:style-name="T14">while</text:span></text:span><text:span text:style-name="Source_20_Text"><text:span text:style-name="Teletype"> </text:span></text:span><text:span text:style-name="Source_20_Text"><text:span text:style-name="Teletype"><text:span text:style-name="T59">test</text:span></text:span></text:span><text:span text:style-name="Source_20_Text"><text:span text:style-name="Teletype"> . </text:span></text:span><text:span text:style-name="Source_20_Text"><text:span text:style-name="Teletype"><text:span text:style-name="T59">body..</text:span></text:span></text:span><text:span text:style-name="Source_20_Text"><text:span text:style-name="Teletype">)</text:span></text:span></text:p><text:p text:style-name="P57"/></draw:text-box></draw:frame></text:p>
      <text:p text:style-name="Standard"/>
      <text:p text:style-name="Standard"/>
      <text:p text:style-name="Standard"><draw:frame draw:style-name="fr3" draw:name="id_2" text:anchor-type="paragraph" svg:x="0.088cm" svg:y="0.007cm" svg:width="6.752cm" draw:z-index="1"><draw:text-box fo:min-height="10.612cm"><text:p text:style-name="P36">;; data types<text:tab/><text:tab/></text:p><text:p text:style-name="P25"><text:span text:style-name="T26">(</text:span>boolean?<text:span text:style-name="T26"> e) </text:span><text:tab/><text:tab/><text:span text:style-name="T26">(</text:span>pair?<text:span text:style-name="T26"> e)</text:span></text:p><text:p text:style-name="P25"><text:span text:style-name="T26">(</text:span>symbol? <text:span text:style-name="T26">e)</text:span><text:tab/><text:tab/><text:span text:style-name="T26">(</text:span>number?<text:span text:style-name="T26"> e)</text:span></text:p><text:p text:style-name="P27"><text:span text:style-name="T26">(</text:span>char?<text:span text:style-name="T26"> e)</text:span><text:tab/><text:tab/><text:span text:style-name="T26">(</text:span>vector?<text:span text:style-name="T26"> e)</text:span></text:p><text:p text:style-name="P28"><text:span text:style-name="T43">atom? fixnum</text:span>?<text:tab/><text:span text:style-name="T56">negative? <text:s/>zero? <text:s/></text:span></text:p><text:p text:style-name="P29">procedure?<text:span text:style-name="T26"> <text:s/></text:span><text:span text:style-name="T43">builtin</text:span>?<text:span text:style-name="T26"> <text:tab/></text:span><text:span text:style-name="T56">bound</text:span>?<text:span text:style-name="T26"> </text:span></text:p><text:p text:style-name="P30">positive? <text:s/>even? <text:s/>odd? <text:s/><text:span text:style-name="T43">null</text:span>? identity </text:p><text:p text:style-name="P19"/><text:p text:style-name="P36">;;equality<text:tab/> <text:tab/> </text:p><text:p text:style-name="P41">(<text:span text:style-name="T1">eq? </text:span>a b)<text:tab/></text:p><text:p text:style-name="P41">(<text:span text:style-name="T1">eqv? </text:span>a b)<text:tab/><text:span text:style-name="T19">;number, string</text:span></text:p><text:p text:style-name="P36"><text:span text:style-name="T26">(</text:span><text:span text:style-name="T1">equal?</text:span><text:span text:style-name="T26"> a b)<text:tab/></text:span>;list contents</text:p><text:p text:style-name="P36"/><text:p text:style-name="P36">;; operators<text:tab/> <text:tab/> </text:p><text:p text:style-name="P54"><text:span text:style-name="T25">+ <text:s/></text:span>- <text:s/>* <text:s/>/ <text:s/><text:span text:style-name="T43">&gt; <text:s/>&lt;</text:span> </text:p><text:p text:style-name="P31"><text:span text:style-name="T26">(</text:span><text:span text:style-name="T1">quotient</text:span><text:span text:style-name="T26"> a b)<text:tab/></text:span>;integer division<text:tab/><text:span text:style-name="T1"> </text:span></text:p><text:p text:style-name="P44">(<text:span text:style-name="T1">= </text:span>nums..)<text:tab/><text:span text:style-name="T19">;numeric equality</text:span></text:p><text:p text:style-name="P37"><text:span text:style-name="T26">(</text:span><text:span text:style-name="T1">lognot </text:span><text:span text:style-name="T26">a)<text:tab/>(</text:span><text:span text:style-name="T1">logand</text:span><text:span text:style-name="T26"> a b)</text:span></text:p><text:p text:style-name="P42"><text:span text:style-name="T27">(</text:span><text:span text:style-name="T3">logior</text:span><text:span text:style-name="T27"> a b)<text:tab/>(</text:span><text:span text:style-name="T3">logxor</text:span><text:span text:style-name="T27"> a b)</text:span></text:p><text:p text:style-name="P47"><text:span text:style-name="T27">(</text:span><text:span text:style-name="T3">ash</text:span><text:span text:style-name="T26"> a) <text:s/>; bit shift</text:span></text:p><text:p text:style-name="P30">mod <text:span text:style-name="T61">mod0</text:span> <text:s/>div <text:s/><text:span text:style-name="T57">abs <text:s/>max <text:s/>min</text:span></text:p><text:p text:style-name="P37"/><text:p text:style-name="P36">;; logic <text:s text:c="2"/><text:span text:style-name="T10">#t <text:s text:c="2"/></text:span><text:span text:style-name="T18">#f<text:tab/><text:tab/></text:span><text:span text:style-name="T10"> <text:tab/> </text:span></text:p><text:p text:style-name="P31"><text:span text:style-name="T26">(</text:span><text:span text:style-name="T1">and</text:span><text:span text:style-name="T26"> e...)<text:tab/></text:span>;short circuit</text:p><text:p text:style-name="P41">(<text:span text:style-name="T1">or</text:span><text:span text:style-name="T10"> </text:span>e..)<text:tab/><text:span text:style-name="T19">;short circuit</text:span></text:p><text:p text:style-name="P45">(<text:span text:style-name="T1">not </text:span>e)<text:tab/><text:span text:style-name="T26">(</text:span><text:span text:style-name="T2">compare?</text:span><text:span text:style-name="T26"> e e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style:style style:name="Teletype" style:family="text">
      <style:text-properties style:font-name="DejaVu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6T16:49:54.261074446</meta:creation-date>
    <dc:date>2013-11-18T13:29:08.283544511</dc:date>
    <dc:creator>john </dc:creator>
    <meta:editing-duration>PT8H43M51S</meta:editing-duration>
    <meta:editing-cycles>24</meta:editing-cycles>
    <meta:generator>LibreOffice/4.1.1.2$Linux_X86_64 LibreOffice_project/410m0$Build-2</meta:generator>
    <meta:document-statistic meta:table-count="0" meta:image-count="0" meta:object-count="0" meta:page-count="1" meta:paragraph-count="120" meta:word-count="429" meta:character-count="2648" meta:non-whitespace-character-count="2209"/>
  </office:meta>
</office:document-meta>
</file>